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margin-top="0in" fo:margin-bottom="0.0835in"/>
    </style:style>
    <style:style style:name="P2" style:family="paragraph" style:parent-style-name="Text_20_body">
      <style:paragraph-properties fo:margin-top="0in" fo:margin-bottom="0.0835in"/>
    </style:style>
    <style:style style:name="P3" style:family="paragraph" style:parent-style-name="Text_20_body" style:list-style-name="L1">
      <style:paragraph-properties fo:margin-top="0in" fo:margin-bottom="0.0835in"/>
    </style:style>
    <style:style style:name="P4" style:family="paragraph" style:parent-style-name="Text_20_body" style:list-style-name="L1">
      <style:paragraph-properties fo:margin-top="0in" fo:margin-bottom="0.0835in"/>
    </style:style>
    <style:style style:name="P5" style:family="paragraph" style:parent-style-name="Text_20_body" style:list-style-name="L1">
      <style:paragraph-properties fo:margin-top="0in" fo:margin-bottom="0.0835in"/>
    </style:style>
    <style:style style:name="P6" style:family="paragraph" style:parent-style-name="Text_20_body" style:list-style-name="L2">
      <style:paragraph-properties fo:margin-top="0in" fo:margin-bottom="0.0835in"/>
    </style:style>
    <style:style style:name="P7" style:family="paragraph" style:parent-style-name="Text_20_body" style:list-style-name="L2">
      <style:paragraph-properties fo:margin-top="0in" fo:margin-bottom="0.0835in"/>
    </style:style>
    <style:style style:name="P8" style:family="paragraph" style:parent-style-name="Text_20_body" style:list-style-name="L2">
      <style:paragraph-properties fo:margin-top="0in" fo:margin-bottom="0.0835in"/>
    </style:style>
    <style:style style:name="P9" style:family="paragraph" style:parent-style-name="Text_20_body" style:list-style-name="L2">
      <style:paragraph-properties fo:margin-top="0in" fo:margin-bottom="0.0835in"/>
    </style:style>
    <style:style style:name="P10" style:family="paragraph" style:parent-style-name="Text_20_body" style:list-style-name="L2">
      <style:paragraph-properties fo:margin-top="0in" fo:margin-bottom="0.0835in"/>
    </style:style>
    <style:style style:name="P11" style:family="paragraph" style:parent-style-name="Text_20_body" style:list-style-name="L2">
      <style:paragraph-properties fo:margin-top="0in" fo:margin-bottom="0.0835in"/>
    </style:style>
    <style:style style:name="P12" style:family="paragraph" style:parent-style-name="Text_20_body" style:list-style-name="L2">
      <style:paragraph-properties fo:margin-top="0in" fo:margin-bottom="0.0835in"/>
    </style:style>
    <style:style style:name="P13" style:family="paragraph" style:parent-style-name="Text_20_body" style:list-style-name="L2">
      <style:paragraph-properties fo:margin-top="0in" fo:margin-bottom="0.0835in"/>
    </style:style>
    <style:style style:name="P14" style:family="paragraph" style:parent-style-name="Text_20_body" style:list-style-name="L3">
      <style:paragraph-properties fo:margin-top="0in" fo:margin-bottom="0.0835in"/>
    </style:style>
    <style:style style:name="P15" style:family="paragraph" style:parent-style-name="Text_20_body" style:list-style-name="L3">
      <style:paragraph-properties fo:margin-top="0in" fo:margin-bottom="0.0835in"/>
    </style:style>
    <style:style style:name="P16" style:family="paragraph" style:parent-style-name="Text_20_body" style:list-style-name="L3">
      <style:paragraph-properties fo:margin-top="0in" fo:margin-bottom="0.0835in"/>
    </style:style>
    <style:style style:name="P17" style:family="paragraph" style:parent-style-name="Text_20_body" style:list-style-name="L3">
      <style:paragraph-properties fo:margin-top="0in" fo:margin-bottom="0.0835in"/>
    </style:style>
    <style:style style:name="P18" style:family="paragraph" style:parent-style-name="Text_20_body" style:list-style-name="L3">
      <style:paragraph-properties fo:margin-top="0in" fo:margin-bottom="0.0835in"/>
    </style:style>
    <style:style style:name="P19" style:family="paragraph" style:parent-style-name="Text_20_body" style:list-style-name="L3">
      <style:paragraph-properties fo:margin-top="0in" fo:margin-bottom="0.0835in"/>
    </style:style>
    <style:style style:name="P20" style:family="paragraph" style:parent-style-name="Text_20_body" style:list-style-name="L3">
      <style:paragraph-properties fo:margin-top="0in" fo:margin-bottom="0.0835in"/>
    </style:style>
    <style:style style:name="P21" style:family="paragraph" style:parent-style-name="Text_20_body" style:list-style-name="L3">
      <style:paragraph-properties fo:margin-top="0in" fo:margin-bottom="0.0835in"/>
    </style:style>
    <style:style style:name="P22" style:family="paragraph" style:parent-style-name="Text_20_body" style:list-style-name="L3">
      <style:paragraph-properties fo:margin-top="0in" fo:margin-bottom="0.0835in"/>
    </style:style>
    <style:style style:name="P23" style:family="paragraph" style:parent-style-name="Text_20_body" style:list-style-name="L3">
      <style:paragraph-properties fo:margin-top="0in" fo:margin-bottom="0.0835in"/>
    </style:style>
    <style:style style:name="P24" style:family="paragraph" style:parent-style-name="Text_20_body" style:list-style-name="L3">
      <style:paragraph-properties fo:margin-top="0in" fo:margin-bottom="0.0835in"/>
    </style:style>
    <style:style style:name="P25" style:family="paragraph" style:parent-style-name="Text_20_body" style:list-style-name="L3">
      <style:paragraph-properties fo:margin-top="0in" fo:margin-bottom="0.0835in"/>
    </style:style>
    <style:style style:name="P26" style:family="paragraph" style:parent-style-name="Text_20_body" style:list-style-name="L3">
      <style:paragraph-properties fo:margin-top="0in" fo:margin-bottom="0.0835in"/>
    </style:style>
    <style:style style:name="P27" style:family="paragraph" style:parent-style-name="Text_20_body" style:list-style-name="L3">
      <style:paragraph-properties fo:margin-top="0in" fo:margin-bottom="0.0835in"/>
    </style:style>
    <style:style style:name="P28" style:family="paragraph" style:parent-style-name="Text_20_body" style:list-style-name="L3">
      <style:paragraph-properties fo:margin-top="0in" fo:margin-bottom="0.0835in"/>
    </style:style>
    <style:style style:name="P29" style:family="paragraph" style:parent-style-name="Text_20_body" style:list-style-name="L4">
      <style:paragraph-properties fo:margin-top="0in" fo:margin-bottom="0.0835in"/>
    </style:style>
    <style:style style:name="P30" style:family="paragraph" style:parent-style-name="Text_20_body" style:list-style-name="L4">
      <style:paragraph-properties fo:margin-top="0in" fo:margin-bottom="0.0835in"/>
    </style:style>
    <style:style style:name="P31" style:family="paragraph" style:parent-style-name="Text_20_body" style:list-style-name="L4">
      <style:paragraph-properties fo:margin-top="0in" fo:margin-bottom="0.0835in"/>
    </style:style>
    <style:style style:name="P32" style:family="paragraph" style:parent-style-name="Text_20_body" style:list-style-name="L4">
      <style:paragraph-properties fo:margin-top="0in" fo:margin-bottom="0.0835in"/>
    </style:style>
    <style:style style:name="P33" style:family="paragraph" style:parent-style-name="Text_20_body" style:list-style-name="L5">
      <style:paragraph-properties fo:margin-top="0in" fo:margin-bottom="0.0835in"/>
    </style:style>
    <style:style style:name="P34" style:family="paragraph" style:parent-style-name="Text_20_body" style:list-style-name="L5">
      <style:paragraph-properties fo:margin-top="0in" fo:margin-bottom="0.0835in"/>
    </style:style>
    <style:style style:name="P35" style:family="paragraph" style:parent-style-name="Text_20_body" style:list-style-name="L5">
      <style:paragraph-properties fo:margin-top="0in" fo:margin-bottom="0.0835in"/>
    </style:style>
    <style:style style:name="P36" style:family="paragraph" style:parent-style-name="Text_20_body" style:list-style-name="L6">
      <style:paragraph-properties fo:margin-top="0in" fo:margin-bottom="0.0835in"/>
    </style:style>
    <style:style style:name="P37" style:family="paragraph" style:parent-style-name="Text_20_body" style:list-style-name="L6">
      <style:paragraph-properties fo:margin-top="0in" fo:margin-bottom="0.0835in"/>
    </style:style>
    <style:style style:name="P38" style:family="paragraph" style:parent-style-name="Text_20_body" style:list-style-name="L6">
      <style:paragraph-properties fo:margin-top="0in" fo:margin-bottom="0.0835in"/>
    </style:style>
    <style:style style:name="P39" style:family="paragraph" style:parent-style-name="Text_20_body" style:list-style-name="L6">
      <style:paragraph-properties fo:margin-top="0in" fo:margin-bottom="0.0835in"/>
    </style:style>
    <style:style style:name="P40" style:family="paragraph" style:parent-style-name="Text_20_body" style:list-style-name="L6">
      <style:paragraph-properties fo:margin-top="0in" fo:margin-bottom="0.0835in"/>
    </style:style>
    <style:style style:name="P41" style:family="paragraph" style:parent-style-name="Text_20_body" style:list-style-name="L6">
      <style:paragraph-properties fo:margin-top="0in" fo:margin-bottom="0.0835in"/>
    </style:style>
    <style:style style:name="P42" style:family="paragraph" style:parent-style-name="Text_20_body" style:list-style-name="L6">
      <style:paragraph-properties fo:margin-top="0in" fo:margin-bottom="0.0835in"/>
    </style:style>
    <style:style style:name="P43" style:family="paragraph" style:parent-style-name="Text_20_body" style:list-style-name="L6">
      <style:paragraph-properties fo:margin-top="0in" fo:margin-bottom="0.0835in"/>
    </style:style>
    <style:style style:name="P44" style:family="paragraph" style:parent-style-name="Text_20_body" style:list-style-name="L6">
      <style:paragraph-properties fo:margin-top="0in" fo:margin-bottom="0.0835in"/>
    </style:style>
    <style:style style:name="P45" style:family="paragraph" style:parent-style-name="Text_20_body" style:list-style-name="L6">
      <style:paragraph-properties fo:margin-top="0in" fo:margin-bottom="0.0835in"/>
    </style:style>
    <style:style style:name="P46" style:family="paragraph" style:parent-style-name="Text_20_body" style:list-style-name="L6">
      <style:paragraph-properties fo:margin-top="0in" fo:margin-bottom="0.0835in"/>
    </style:style>
    <style:style style:name="P47" style:family="paragraph" style:parent-style-name="Text_20_body" style:list-style-name="L6">
      <style:paragraph-properties fo:margin-top="0in" fo:margin-bottom="0.0835in"/>
    </style:style>
    <style:style style:name="P48" style:family="paragraph" style:parent-style-name="Text_20_body" style:list-style-name="L6">
      <style:paragraph-properties fo:margin-top="0in" fo:margin-bottom="0.0835in"/>
    </style:style>
    <style:style style:name="P49" style:family="paragraph" style:parent-style-name="Text_20_body" style:list-style-name="L6">
      <style:paragraph-properties fo:margin-top="0in" fo:margin-bottom="0.0835in"/>
    </style:style>
    <style:style style:name="P50" style:family="paragraph" style:parent-style-name="Text_20_body" style:list-style-name="L6">
      <style:paragraph-properties fo:margin-top="0in" fo:margin-bottom="0.0835in"/>
    </style:style>
    <style:style style:name="P51" style:family="paragraph" style:parent-style-name="Text_20_body" style:list-style-name="L7">
      <style:paragraph-properties fo:margin-top="0in" fo:margin-bottom="0.0835in"/>
    </style:style>
    <style:style style:name="P52" style:family="paragraph" style:parent-style-name="Text_20_body" style:list-style-name="L7">
      <style:paragraph-properties fo:margin-top="0in" fo:margin-bottom="0.0835in"/>
    </style:style>
    <style:style style:name="P53" style:family="paragraph" style:parent-style-name="Text_20_body" style:list-style-name="L7">
      <style:paragraph-properties fo:margin-top="0in" fo:margin-bottom="0.0835in"/>
    </style:style>
    <style:style style:name="P54" style:family="paragraph" style:parent-style-name="Text_20_body" style:list-style-name="L7">
      <style:paragraph-properties fo:margin-top="0in" fo:margin-bottom="0.0835in"/>
    </style:style>
    <style:style style:name="P55" style:family="paragraph" style:parent-style-name="Text_20_body" style:list-style-name="L7">
      <style:paragraph-properties fo:margin-top="0in" fo:margin-bottom="0.0835in"/>
    </style:style>
    <style:style style:name="P56" style:family="paragraph" style:parent-style-name="Text_20_body" style:list-style-name="L7">
      <style:paragraph-properties fo:margin-top="0in" fo:margin-bottom="0.0835in"/>
    </style:style>
    <style:style style:name="P57" style:family="paragraph" style:parent-style-name="Text_20_body" style:list-style-name="L7">
      <style:paragraph-properties fo:margin-top="0in" fo:margin-bottom="0.0835in"/>
    </style:style>
    <style:style style:name="P58" style:family="paragraph" style:parent-style-name="Text_20_body" style:list-style-name="L7">
      <style:paragraph-properties fo:margin-top="0in" fo:margin-bottom="0.0835in"/>
    </style:style>
    <style:style style:name="P59" style:family="paragraph" style:parent-style-name="Text_20_body" style:list-style-name="L7">
      <style:paragraph-properties fo:margin-top="0in" fo:margin-bottom="0.0835in"/>
    </style:style>
    <style:style style:name="P60" style:family="paragraph" style:parent-style-name="Text_20_body" style:list-style-name="L7">
      <style:paragraph-properties fo:margin-top="0in" fo:margin-bottom="0.0835in"/>
    </style:style>
    <style:style style:name="P61" style:family="paragraph" style:parent-style-name="Text_20_body" style:list-style-name="L8">
      <style:paragraph-properties fo:margin-top="0in" fo:margin-bottom="0.0835in"/>
    </style:style>
    <style:style style:name="P62" style:family="paragraph" style:parent-style-name="Text_20_body" style:list-style-name="L8">
      <style:paragraph-properties fo:margin-top="0in" fo:margin-bottom="0.0835in"/>
    </style:style>
    <style:style style:name="P63" style:family="paragraph" style:parent-style-name="Text_20_body" style:list-style-name="L8">
      <style:paragraph-properties fo:margin-top="0in" fo:margin-bottom="0.0835in"/>
    </style:style>
    <style:style style:name="P64" style:family="paragraph" style:parent-style-name="Text_20_body" style:list-style-name="L8">
      <style:paragraph-properties fo:margin-top="0in" fo:margin-bottom="0.0835in"/>
    </style:style>
    <style:style style:name="P65" style:family="paragraph" style:parent-style-name="Text_20_body" style:list-style-name="L9">
      <style:paragraph-properties fo:margin-top="0in" fo:margin-bottom="0.0835in"/>
    </style:style>
    <style:style style:name="P66" style:family="paragraph" style:parent-style-name="Text_20_body" style:list-style-name="L9">
      <style:paragraph-properties fo:margin-top="0in" fo:margin-bottom="0.0835in"/>
    </style:style>
    <style:style style:name="P67" style:family="paragraph" style:parent-style-name="Text_20_body" style:list-style-name="L9">
      <style:paragraph-properties fo:margin-top="0in" fo:margin-bottom="0.0835in"/>
    </style:style>
    <style:style style:name="P68" style:family="paragraph" style:parent-style-name="Text_20_body" style:list-style-name="L9">
      <style:paragraph-properties fo:margin-top="0in" fo:margin-bottom="0.0835in"/>
    </style:style>
    <style:style style:name="P69" style:family="paragraph" style:parent-style-name="Text_20_body" style:list-style-name="L9">
      <style:paragraph-properties fo:margin-top="0in" fo:margin-bottom="0.0835in"/>
    </style:style>
    <style:style style:name="P70" style:family="paragraph" style:parent-style-name="Text_20_body" style:list-style-name="L9">
      <style:paragraph-properties fo:margin-top="0in" fo:margin-bottom="0.0835in"/>
    </style:style>
    <style:style style:name="P71" style:family="paragraph" style:parent-style-name="Text_20_body" style:list-style-name="L9">
      <style:paragraph-properties fo:margin-top="0in" fo:margin-bottom="0.0835in"/>
    </style:style>
    <style:style style:name="P72" style:family="paragraph" style:parent-style-name="Text_20_body" style:list-style-name="L9">
      <style:paragraph-properties fo:margin-top="0in" fo:margin-bottom="0.0835in"/>
    </style:style>
    <style:style style:name="P73" style:family="paragraph" style:parent-style-name="Text_20_body" style:list-style-name="L9">
      <style:paragraph-properties fo:margin-top="0in" fo:margin-bottom="0.0835in"/>
    </style:style>
    <style:style style:name="P74" style:family="paragraph" style:parent-style-name="Text_20_body" style:list-style-name="L9">
      <style:paragraph-properties fo:margin-top="0in" fo:margin-bottom="0.0835in"/>
    </style:style>
    <style:style style:name="P75" style:family="paragraph" style:parent-style-name="Text_20_body" style:list-style-name="L9">
      <style:paragraph-properties fo:margin-top="0in" fo:margin-bottom="0.0835in"/>
    </style:style>
    <style:style style:name="P76" style:family="paragraph" style:parent-style-name="Text_20_body" style:list-style-name="L10">
      <style:paragraph-properties fo:margin-top="0in" fo:margin-bottom="0.0835in"/>
    </style:style>
    <style:style style:name="P77" style:family="paragraph" style:parent-style-name="Text_20_body" style:list-style-name="L11">
      <style:paragraph-properties fo:margin-top="0in" fo:margin-bottom="0.0835in"/>
    </style:style>
    <style:style style:name="P78" style:family="paragraph" style:parent-style-name="Text_20_body" style:list-style-name="L11">
      <style:paragraph-properties fo:margin-top="0in" fo:margin-bottom="0.0835in"/>
    </style:style>
    <style:style style:name="P79" style:family="paragraph" style:parent-style-name="Text_20_body" style:list-style-name="L11">
      <style:paragraph-properties fo:margin-top="0in" fo:margin-bottom="0.0835in"/>
    </style:style>
    <style:style style:name="P80" style:family="paragraph" style:parent-style-name="Text_20_body" style:list-style-name="L11">
      <style:paragraph-properties fo:margin-top="0in" fo:margin-bottom="0.0835in"/>
    </style:style>
    <style:style style:name="P81" style:family="paragraph" style:parent-style-name="Text_20_body" style:list-style-name="L12">
      <style:paragraph-properties fo:margin-top="0in" fo:margin-bottom="0.0835in"/>
    </style:style>
    <style:style style:name="P82" style:family="paragraph" style:parent-style-name="Text_20_body" style:list-style-name="L13">
      <style:paragraph-properties fo:margin-top="0in" fo:margin-bottom="0.0835in"/>
    </style:style>
    <style:style style:name="P83" style:family="paragraph" style:parent-style-name="Text_20_body" style:list-style-name="L13">
      <style:paragraph-properties fo:margin-top="0in" fo:margin-bottom="0.0835in"/>
    </style:style>
    <style:style style:name="P84" style:family="paragraph" style:parent-style-name="Text_20_body" style:list-style-name="L13">
      <style:paragraph-properties fo:margin-top="0in" fo:margin-bottom="0.0835in"/>
    </style:style>
    <style:style style:name="P85" style:family="paragraph" style:parent-style-name="Text_20_body" style:list-style-name="L13">
      <style:paragraph-properties fo:margin-top="0in" fo:margin-bottom="0.0835in"/>
    </style:style>
    <style:style style:name="P86" style:family="paragraph" style:parent-style-name="Text_20_body" style:list-style-name="L13">
      <style:paragraph-properties fo:margin-top="0in" fo:margin-bottom="0.0835in"/>
    </style:style>
    <style:style style:name="P87" style:family="paragraph" style:parent-style-name="Text_20_body" style:list-style-name="L13">
      <style:paragraph-properties fo:margin-top="0in" fo:margin-bottom="0.0835in"/>
    </style:style>
    <style:style style:name="P88" style:family="paragraph" style:parent-style-name="Text_20_body" style:list-style-name="L13">
      <style:paragraph-properties fo:margin-top="0in" fo:margin-bottom="0.0835in"/>
    </style:style>
    <style:style style:name="P89" style:family="paragraph" style:parent-style-name="Text_20_body" style:list-style-name="L13">
      <style:paragraph-properties fo:margin-top="0in" fo:margin-bottom="0.0835in"/>
    </style:style>
    <style:style style:name="P90" style:family="paragraph" style:parent-style-name="Text_20_body" style:list-style-name="L13">
      <style:paragraph-properties fo:margin-top="0in" fo:margin-bottom="0.0835in"/>
    </style:style>
    <style:style style:name="P91" style:family="paragraph" style:parent-style-name="Text_20_body" style:list-style-name="L13">
      <style:paragraph-properties fo:margin-top="0in" fo:margin-bottom="0.0835in"/>
    </style:style>
    <style:style style:name="P92" style:family="paragraph" style:parent-style-name="Text_20_body" style:list-style-name="L13">
      <style:paragraph-properties fo:margin-top="0in" fo:margin-bottom="0.0835in"/>
    </style:style>
    <style:style style:name="P93" style:family="paragraph" style:parent-style-name="Text_20_body" style:list-style-name="L13">
      <style:paragraph-properties fo:margin-top="0in" fo:margin-bottom="0.0835in"/>
    </style:style>
    <style:style style:name="P94" style:family="paragraph" style:parent-style-name="Text_20_body" style:list-style-name="L13">
      <style:paragraph-properties fo:margin-top="0in" fo:margin-bottom="0.0835in"/>
    </style:style>
    <style:style style:name="P95" style:family="paragraph" style:parent-style-name="Text_20_body" style:list-style-name="L13">
      <style:paragraph-properties fo:margin-top="0in" fo:margin-bottom="0.0835in"/>
    </style:style>
    <style:style style:name="P96" style:family="paragraph" style:parent-style-name="Text_20_body" style:list-style-name="L13">
      <style:paragraph-properties fo:margin-top="0in" fo:margin-bottom="0.0835in"/>
    </style:style>
    <style:style style:name="P97" style:family="paragraph" style:parent-style-name="Text_20_body" style:list-style-name="L14">
      <style:paragraph-properties fo:margin-top="0in" fo:margin-bottom="0.0835in"/>
    </style:style>
    <style:style style:name="P98" style:family="paragraph" style:parent-style-name="Text_20_body" style:list-style-name="L14">
      <style:paragraph-properties fo:margin-top="0in" fo:margin-bottom="0.0835in"/>
    </style:style>
    <style:style style:name="P99" style:family="paragraph" style:parent-style-name="Text_20_body" style:list-style-name="L14">
      <style:paragraph-properties fo:margin-top="0in" fo:margin-bottom="0.0835in"/>
    </style:style>
    <style:style style:name="P100" style:family="paragraph" style:parent-style-name="Text_20_body" style:list-style-name="L14">
      <style:paragraph-properties fo:margin-top="0in" fo:margin-bottom="0.0835in"/>
    </style:style>
    <style:style style:name="P101" style:family="paragraph" style:parent-style-name="Text_20_body" style:list-style-name="L15">
      <style:paragraph-properties fo:margin-top="0in" fo:margin-bottom="0.0835in"/>
    </style:style>
    <style:style style:name="P102" style:family="paragraph" style:parent-style-name="Text_20_body" style:list-style-name="L15">
      <style:paragraph-properties fo:margin-top="0in" fo:margin-bottom="0.0835in"/>
    </style:style>
    <style:style style:name="P103" style:family="paragraph" style:parent-style-name="Text_20_body" style:list-style-name="L15">
      <style:paragraph-properties fo:margin-top="0in" fo:margin-bottom="0.0835in"/>
    </style:style>
    <style:style style:name="P104" style:family="paragraph" style:parent-style-name="Text_20_body" style:list-style-name="L8">
      <style:paragraph-properties fo:margin-top="0in" fo:margin-bottom="0.0835in"/>
    </style:style>
    <style:style style:name="P105" style:family="paragraph" style:parent-style-name="Text_20_body" style:list-style-name="L8">
      <style:paragraph-properties fo:margin-top="0in" fo:margin-bottom="0.0835in"/>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number text:level="1" text:style-name="Numbering_20_Symbols" style:num-suffix="." style:num-format="1" text:start-value="7">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LIST OF THINGS WE WANT TO MODIFY OR REMOVE FROM CURRENT KELLOGS</text:p>
      <text:p text:style-name="Text_20_body"> </text:p>
      <text:list text:style-name="L1">
        <text:list-item>
          <text:p text:style-name="P3">Centaur </text:p>
        </text:list-item>
        <text:list-item>
          <text:p text:style-name="P3">Wolves – Hyena Beast </text:p>
        </text:list-item>
        <text:list-item>
          <text:p text:style-name="P3">War craft Trolls </text:p>
        </text:list-item>
      </text:list>
      <text:p text:style-name="Text_20_body"> </text:p>
      <text:p text:style-name="Text_20_body"> </text:p>
      <text:p text:style-name="Text_20_body">IDEAS FOR ROSHAN</text:p>
      <text:p text:style-name="Text_20_body"> </text:p>
      <text:list text:style-name="L2">
        <text:list-item>
          <text:p text:style-name="P6">Kongor </text:p>
        </text:list-item>
        <text:list-item>
          <text:p text:style-name="P6">Malphas </text:p>
        </text:list-item>
        <text:list-item>
          <text:p text:style-name="P6">Phoenix – Sitting on Perch- Erupts into flames/reborn </text:p>
        </text:list-item>
        <text:list-item>
          <text:p text:style-name="P6">Several small creatures-one who spawns all of them and you have to find the main one before you kill all of them </text:p>
        </text:list-item>
        <text:list-item>
          <text:p text:style-name="P6">Heliogrypth </text:p>
        </text:list-item>
        <text:list-item>
          <text:p text:style-name="P6">giant rock earth creature – ground elemental </text:p>
        </text:list-item>
        <text:list-item>
          <text:p text:style-name="P6">kraken </text:p>
        </text:list-item>
        <text:list-item>
          <text:p text:style-name="P6">lightening elemental </text:p>
        </text:list-item>
      </text:list>
      <text:p text:style-name="Text_20_body"> </text:p>
      <text:p text:style-name="Text_20_body"> </text:p>
      <text:p text:style-name="Text_20_body">IDEAS FOR NUETRAL CREEPS</text:p>
      <text:p text:style-name="Text_20_body"> </text:p>
      <text:list text:style-name="L3">
        <text:list-item>
          <text:p text:style-name="P14">Hyena Beasts </text:p>
        </text:list-item>
        <text:list-item>
          <text:p text:style-name="P14">2 headed Orc </text:p>
        </text:list-item>
        <text:list-item>
          <text:p text:style-name="P14">Wild Boar </text:p>
        </text:list-item>
        <text:list-item>
          <text:p text:style-name="P14">Toothed Worms </text:p>
        </text:list-item>
        <text:list-item>
          <text:p text:style-name="P14">Poisonous Frogmen </text:p>
        </text:list-item>
        <text:list-item>
          <text:p text:style-name="P14">Giant Spiders (like in the Hobbit) </text:p>
        </text:list-item>
        <text:list-item>
          <text:p text:style-name="P14">2 headed Ogre </text:p>
        </text:list-item>
        <text:list-item>
          <text:p text:style-name="P14">Griffon/Heiliogryth (Lion and Bird or Horse and Bird) </text:p>
        </text:list-item>
        <text:list-item>
          <text:p text:style-name="P14">Giant Praying Mantis </text:p>
        </text:list-item>
        <text:list-item>
          <text:p text:style-name="P14">Hippograph </text:p>
        </text:list-item>
        <text:list-item>
          <text:p text:style-name="P14">sirens </text:p>
        </text:list-item>
        <text:list-item>
          <text:p text:style-name="P14">satyr </text:p>
        </text:list-item>
        <text:list-item>
          <text:p text:style-name="P14">menataur </text:p>
        </text:list-item>
        <text:list-item>
          <text:p text:style-name="P14">raptor </text:p>
        </text:list-item>
        <text:list-item>
          <text:p text:style-name="P14">giant spider </text:p>
        </text:list-item>
      </text:list>
      <text:p text:style-name="Text_20_body"> </text:p>
      <text:p text:style-name="Text_20_body"> </text:p>
      <text:p text:style-name="Text_20_body"> IDEAS FOR A CENTAUR</text:p>
      <text:p text:style-name="Text_20_body"> </text:p>
      <text:list text:style-name="L4">
        <text:list-item>
          <text:p text:style-name="P29">½ lizard ½ man </text:p>
        </text:list-item>
        <text:list-item>
          <text:p text:style-name="P29">½ robot ½ monkey </text:p>
        </text:list-item>
        <text:list-item>
          <text:p text:style-name="P29">sphinx </text:p>
        </text:list-item>
        <text:list-item>
          <text:p text:style-name="P29">Crab man - needs weak point that can be attack for massive damage </text:p>
        </text:list-item>
      </text:list>
      <text:p text:style-name="Text_20_body"> </text:p>
      <text:p text:style-name="Text_20_body">FIXES/ REWORKS</text:p>
      <text:p text:style-name="Text_20_body"> </text:p>
      <text:list text:style-name="L5">
        <text:list-item>
          <text:p text:style-name="P33">Remake straps on Bad Melee Creep </text:p>
        </text:list-item>
        <text:list-item>
          <text:p text:style-name="P33">Optimize Bad Range Creep </text:p>
        </text:list-item>
        <text:list-item>
          <text:p text:style-name="P33">Remodel and texture Good healing well </text:p>
        </text:list-item>
      </text:list>
      <text:p text:style-name="Text_20_body"> </text:p>
      <text:p text:style-name="Text_20_body">HERO IDEAS </text:p>
      <text:p text:style-name="Text_20_body"> </text:p>
      <text:list text:style-name="L6">
        <text:list-item>
          <text:p text:style-name="P36">Werewolf </text:p>
        </text:list-item>
        <text:list-item>
          <text:p text:style-name="P36">Zombie slave Prolonges Death on a kill </text:p>
        </text:list-item>
        <text:list-item>
          <text:p text:style-name="P36">Iceman/Morphling </text:p>
        </text:list-item>
        <text:list-item>
          <text:p text:style-name="P36">Dreamweaver-Summons a terrifying nightmare beast, summon is an aoe that slows and damages </text:p>
        </text:list-item>
        <text:list-item>
          <text:p text:style-name="P36">Battle Monk-Changes stance like morphiling for offense stance and or defense stance. </text:p>
        </text:list-item>
        <text:list-item>
          <text:p text:style-name="P36">Cerberus – 3 headed devil dog </text:p>
        </text:list-item>
        <text:list-item>
          <text:p text:style-name="P36">Harpies- makes multiple images of herself </text:p>
        </text:list-item>
        <text:list-item>
          <text:p text:style-name="P36">were tiger </text:p>
        </text:list-item>
        <text:list-item>
          <text:p text:style-name="P36">water or fire horse rider that would have a wave nuke like symbols the Lord of the Rings water horses </text:p>
        </text:list-item>
        <text:list-item>
          <text:p text:style-name="P36">an arch angel that is melee with a sword that turns into a range demon on fire throwing sword </text:p>
        </text:list-item>
        <text:list-item>
          <text:p text:style-name="P36">controller of the elements – fire, water, earth, wind….. like if he is  in the river his abilites change to water and if he is on land they change to land abilities or if he is flying they change to wind abilities…..or he could send water from the river (and drag from one point on the mini map to you) to him and anything in the waters path takes damage </text:p>
        </text:list-item>
        <text:list-item>
          <text:p text:style-name="P36">Brachium (two humps) elephant/rhino/gorilla– it has a trampled path stun where he speeds up and tramples over every one and stuns them in the process </text:p>
        </text:list-item>
        <text:list-item>
          <text:p text:style-name="P36">wraith rider- rides a winged demon ….wing demon is range and rider is range- like syllabears bear except you can send the winged demon flying around and if the player wants to ride it he will click it to him and then it will sit were he tells it and get on making the both of there abilities work better- characters can work seperatly and together </text:p>
        </text:list-item>
        <text:list-item>
          <text:p text:style-name="P36">voodoo master- creates large voodoo doll/copy of enemy target move it away from him and then your team can attack it for half damage …it can only be 1200 units away from source hero and the team that the hero had a copy of himself made from can attack the voodoo doll for full damage with out the source hero taking any damage. </text:p>
        </text:list-item>
        <text:list-item>
          <text:p text:style-name="P36">Floating brainman </text:p>
        </text:list-item>
      </text:list>
      <text:p text:style-name="Text_20_body"> </text:p>
      <text:p text:style-name="Text_20_body"> </text:p>
      <text:p text:style-name="Text_20_body">ABILITY IDEAS</text:p>
      <text:p text:style-name="Text_20_body"> </text:p>
      <text:list text:style-name="L7">
        <text:list-item>
          <text:p text:style-name="P51">Ice slide </text:p>
        </text:list-item>
        <text:list-item>
          <text:p text:style-name="P51">Time Control </text:p>
        </text:list-item>
        <text:list-item>
          <text:p text:style-name="P51">Body snatch </text:p>
        </text:list-item>
        <text:list-item>
          <text:p text:style-name="P51">put a dot on someone they take damage if they stay still </text:p>
        </text:list-item>
        <text:list-item>
          <text:p text:style-name="P51">spell releases little sprites that leads hero off in random direction </text:p>
        </text:list-item>
        <text:list-item>
          <text:p text:style-name="P51">spell makes opponent see every character as alleys and enemies as you </text:p>
        </text:list-item>
        <text:list-item>
          <text:p text:style-name="P51">Gateway Portal allows an entire team to teleport from one side of the map to another through a gateway that lasts 5 secs and can be destroyed by enemy heroes.</text:p>
        </text:list-item>
        <text:list-item>
          <text:p text:style-name="P51">Plague of frogs</text:p>
        </text:list-item>
        <text:list-item>
          <text:p text:style-name="P51">blacks out entire screen except for small area around your hero</text:p>
        </text:list-item>
        <text:list-item>
          <text:p text:style-name="P51"><text:s/>Sleep Dust</text:p>
        </text:list-item>
      </text:list>
      <text:list text:style-name="L8">
        <text:list-item>
          <text:p text:style-name="P61">spirit watchers </text:p>
        </text:list-item>
        <text:list-item>
          <text:p text:style-name="P61">a curse that makes the hero run in an opposite direction  of where you mouse clicks </text:p>
        </text:list-item>
        <text:list-item>
          <text:p text:style-name="P61">cast on a tree a spirit that can circle a tree waiting for suspecting souls to approach so you can cast multiple watcher once a target hero is in range the watchers desend on the hero </text:p>
        </text:list-item>
        <text:list-item>
          <text:p text:style-name="P61">a second type could work as a century only but could also move from tree to tree over time- a whole bunch the map they would like spies, wards, ….making a tree a ganking weapon </text:p>
        </text:list-item>
        <text:list-item>
          <text:p text:style-name="P61">hero combos; when in relation to another hero two heroes might have slightly different powers</text:p>
        </text:list-item>
      </text:list>
      <text:p text:style-name="P1"/>
      <text:p text:style-name="P1"/>
      <text:list text:style-name="L8" text:continue-numbering="true">
        <text:list-header>
          <text:p text:style-name="P61"/>
        </text:list-header>
      </text:list>
      <text:p text:style-name="Text_20_body">FAVORITE HEROS IN DOTA NOW</text:p>
      <text:p text:style-name="Text_20_body"> </text:p>
      <text:list text:style-name="L9">
        <text:list-item>
          <text:p text:style-name="P65">Rhasta </text:p>
        </text:list-item>
        <text:list-item>
          <text:p text:style-name="P65">Pudge </text:p>
        </text:list-item>
        <text:list-item>
          <text:p text:style-name="P65">Leo </text:p>
        </text:list-item>
        <text:list-item>
          <text:p text:style-name="P65">Slardar </text:p>
        </text:list-item>
        <text:list-item>
          <text:p text:style-name="P65">Zeus </text:p>
        </text:list-item>
        <text:list-item>
          <text:p text:style-name="P65">Traxex </text:p>
        </text:list-item>
        <text:list-item>
          <text:p text:style-name="P65">Razor </text:p>
        </text:list-item>
        <text:list-item>
          <text:p text:style-name="P65">Viper </text:p>
        </text:list-item>
        <text:list-item>
          <text:p text:style-name="P65">Terrorblade </text:p>
        </text:list-item>
        <text:list-item>
          <text:p text:style-name="P65">Ezalor </text:p>
        </text:list-item>
        <text:list-item>
          <text:p text:style-name="P65">Barathem </text:p>
        </text:list-item>
      </text:list>
      <text:p text:style-name="Text_20_body"> </text:p>
      <text:p text:style-name="Text_20_body"> </text:p>
      <text:p text:style-name="Text_20_body">IDEAS FOR THE NAME OF OUR GAME</text:p>
      <text:p text:style-name="Text_20_body"> </text:p>
      <text:list text:style-name="L10">
        <text:list-item>
          <text:p text:style-name="P76">Heros Of and a “Location” </text:p>
        </text:list-item>
      </text:list>
      <text:p text:style-name="Text_20_body"> </text:p>
      <text:p text:style-name="Text_20_body"> </text:p>
      <text:p text:style-name="Text_20_body"> </text:p>
      <text:p text:style-name="Text_20_body"> </text:p>
      <text:p text:style-name="Text_20_body"> </text:p>
      <text:p text:style-name="Text_20_body">STORY IDEAS FOR OUR GAME</text:p>
      <text:p text:style-name="Text_20_body"> </text:p>
      <text:list text:style-name="L11">
        <text:list-item>
          <text:p text:style-name="P77">WORLDS COLLIDE </text:p>
        </text:list-item>
        <text:list-item>
          <text:p text:style-name="P77">A collision of mythical worlds in a sense that you would be drawing inspiration from myths from around the world/universe ( made up worlds and existing past) in order to appeal to a worldly audience. </text:p>
        </text:list-item>
        <text:list-item>
          <text:p text:style-name="P77">Draw inspiration from world myths to appeal to world audience </text:p>
        </text:list-item>
        <text:list-item>
          <text:p text:style-name="P77">make up some of our own myths. </text:p>
        </text:list-item>
      </text:list>
      <text:p text:style-name="Text_20_body"> </text:p>
      <text:p text:style-name="Text_20_body"> </text:p>
      <text:p text:style-name="Text_20_body">MYTHICAL SITE REFERENCE</text:p>
      <text:p text:style-name="Text_20_body"> </text:p>
      <text:list text:style-name="L12">
        <text:list-item>
          <text:p text:style-name="P81"><text:a xlink:type="simple" xlink:href="http://www.pantheon.org/">http://www.pantheon.org/</text:a> </text:p>
        </text:list-item>
      </text:list>
      <text:p text:style-name="Text_20_body"> </text:p>
      <text:p text:style-name="Text_20_body"> </text:p>
      <text:p text:style-name="Text_20_body">SOUNDS FOR KELLOGS</text:p>
      <text:p text:style-name="Text_20_body"> </text:p>
      <text:list text:style-name="L13">
        <text:list-item>
          <text:p text:style-name="P82">obliterate </text:p>
        </text:list-item>
        <text:list-item>
          <text:p text:style-name="P82">devastating </text:p>
        </text:list-item>
        <text:list-item>
          <text:p text:style-name="P82">annihilator </text:p>
        </text:list-item>
        <text:list-item>
          <text:p text:style-name="P82">eradicator </text:p>
        </text:list-item>
        <text:list-item>
          <text:p text:style-name="P82">hiro </text:p>
        </text:list-item>
        <text:list-item>
          <text:p text:style-name="P82">combo </text:p>
        </text:list-item>
        <text:list-item>
          <text:p text:style-name="P82">devastating </text:p>
        </text:list-item>
        <text:list-item>
          <text:p text:style-name="P82">outrageous </text:p>
        </text:list-item>
        <text:list-item>
          <text:p text:style-name="P82">retribution </text:p>
        </text:list-item>
        <text:list-item>
          <text:p text:style-name="P82">hazardous </text:p>
        </text:list-item>
        <text:list-item>
          <text:p text:style-name="P82">ruthless </text:p>
        </text:list-item>
        <text:list-item>
          <text:p text:style-name="P82">wicked </text:p>
        </text:list-item>
        <text:list-item>
          <text:p text:style-name="P82">bloodbath </text:p>
        </text:list-item>
        <text:list-item>
          <text:p text:style-name="P82">holy hell </text:p>
        </text:list-item>
        <text:list-item>
          <text:p text:style-name="P82">postal – in replace of killing spree </text:p>
        </text:list-item>
      </text:list>
      <text:p text:style-name="Text_20_body"> </text:p>
      <text:p text:style-name="Text_20_body">ANIMAL COURIER</text:p>
      <text:p text:style-name="Text_20_body"> </text:p>
      <text:p text:style-name="Text_20_body">GOOD</text:p>
      <text:p text:style-name="Text_20_body"> </text:p>
      <text:list text:style-name="L14">
        <text:list-item>
          <text:p text:style-name="P97">1. good side could have a white fox- or up grade could be flying fox </text:p>
        </text:list-item>
        <text:list-item>
          <text:p text:style-name="P97">pigeon </text:p>
        </text:list-item>
        <text:list-item>
          <text:p text:style-name="P97">dove </text:p>
        </text:list-item>
        <text:list-item>
          <text:p text:style-name="P97">weasel that can attack </text:p>
        </text:list-item>
      </text:list>
      <text:p text:style-name="Text_20_body"> </text:p>
      <text:p text:style-name="Text_20_body"> </text:p>
      <text:p text:style-name="Text_20_body"> </text:p>
      <text:p text:style-name="Text_20_body"> </text:p>
      <text:p text:style-name="Text_20_body"> </text:p>
      <text:p text:style-name="Text_20_body">BAD</text:p>
      <text:p text:style-name="Text_20_body"> </text:p>
      <text:list text:style-name="L15">
        <text:list-item>
          <text:p text:style-name="P101">evil monkey that has a cage on his back </text:p>
        </text:list-item>
        <text:list-item>
          <text:p text:style-name="P101">evil monkey that has a cage on his back- upgrades to a flying monkey/wizard of oz </text:p>
        </text:list-item>
        <text:list-item>
          <text:p text:style-name="P101">snake that can stun slow </text:p>
        </text:list-item>
      </text:list>
      <text:p text:style-name="Text_20_body"> </text:p>
      <text:p text:style-name="Text_20_body"><text:s/></text:p>
      <text:p text:style-name="Text_20_body"> </text:p>
      <text:p text:style-name="Text_20_body">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meta:initial-creator>none n/a</meta:initial-creator>
    <meta:creation-date>2007-04-25T09:58:22</meta:creation-date>
    <dc:date>2007-04-30T11:07:03</dc:date>
    <dc:language>en-US</dc:language>
    <meta:editing-cycles>4</meta:editing-cycles>
    <meta:editing-duration>PT6M32S</meta:editing-duration>
    <meta:user-defined meta:name="Info 1"/>
    <meta:user-defined meta:name="Info 2"/>
    <meta:user-defined meta:name="Info 3"/>
    <meta:user-defined meta:name="Info 4"/>
    <meta:document-statistic meta:table-count="0" meta:image-count="0" meta:object-count="0" meta:page-count="6" meta:paragraph-count="163" meta:word-count="836" meta:character-count="4721"/>
  </office:meta>
</office:document-meta>
</file>